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8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254cm" fo:margin-bottom="0.254cm"/>
    </style:style>
    <style:style style:name="P11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2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3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5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6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7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</text:span></text:span><text:span text:style-name="Fonte_20_parág._20_padrão"><text:span text:style-name="T5">21</text:span></text:span><text:span text:style-name="Fonte_20_parág._20_padrão"><text:span text:style-name="T5">/</text:span></text:span><text:span text:style-name="Fonte_20_parág._20_padrão"><text:span text:style-name="T5">05</text:span></text:span><text:span text:style-name="Fonte_20_parág._20_padrão"><text:span text:style-name="T5">/</text:span></text:span><text:span text:style-name="Fonte_20_parág._20_padrão"><text:span text:style-name="T5">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</text:span></text:span><text:span text:style-name="Fonte_20_parág._20_padrão"><text:span text:style-name="T5">Reuni - UFG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</text:span></text:span><text:span text:style-name="Fonte_20_parág._20_padrão"><text:span text:style-name="T5">20</text:span></text:span><text:span text:style-name="Fonte_20_parág._20_padrão"><text:span text:style-name="T5">h </text:span></text:span><text:span text:style-name="Fonte_20_parág._20_padrão"><text:span text:style-name="T5">0</text:span></text:span><text:span text:style-name="Fonte_20_parág._20_padrão"><text:span text:style-name="T5">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</text:span></text:span><text:span text:style-name="Fonte_20_parág._20_padrão"><text:span text:style-name="T5">20</text:span></text:span><text:span text:style-name="Fonte_20_parág._20_padrão"><text:span text:style-name="T5">h </text:span></text:span><text:span text:style-name="Fonte_20_parág._20_padrão"><text:span text:style-name="T5">30</text:span></text:span><text:span text:style-name="Fonte_20_parág._20_padrão"><text:span text:style-name="T5">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</text:span></text:span><text:span text:style-name="Fonte_20_parág._20_padrão"><text:span text:style-name="T5">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6">Participantes</text:p>
          </table:table-cell>
          <table:covered-table-cell/>
        </table:table-row>
        <table:table-row>
          <table:table-cell table:style-name="Tabela3.A6" office:value-type="string">
            <text:list xml:id="list6167320604278188395" text:style-name="L1">
              <text:list-item>
                <text:p text:style-name="P16">Daniel de Oliveira Vasconcelos</text:p>
              </text:list-item>
            </text:list>
          </table:table-cell>
          <table:table-cell table:style-name="Tabela3.A6" office:value-type="string">
            <text:p text:style-name="P14">Scrum Master</text:p>
          </table:table-cell>
        </table:table-row>
        <table:table-row>
          <table:table-cell table:style-name="Tabela3.A6" office:value-type="string">
            <text:list xml:id="list41738613" text:continue-numbering="true" text:style-name="L1">
              <text:list-item>
                <text:p text:style-name="P16">Rafael Canêdo Moraes Mereb</text:p>
              </text:list-item>
            </text:list>
          </table:table-cell>
          <table:table-cell table:style-name="Tabela3.A2" office:value-type="string">
            <text:p text:style-name="P15">Product Owner</text:p>
          </table:table-cell>
        </table:table-row>
        <table:table-row>
          <table:table-cell table:style-name="Tabela3.A8" table:number-columns-spanned="2" office:value-type="string">
            <text:p text:style-name="P6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1 – Sprint Planning 1 do Sprint 2;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6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1">A reunião foi iniciada às 19h 50min. </text:p>
            <text:p text:style-name="P11">Segue abaixo relato da reunião:</text:p>
            <text:list xml:id="list648462905132285083" text:style-name="L2">
              <text:list-item>
                <text:p text:style-name="P17">Foi discutida a situação do caso de uso Comprar Ingresso do primeiro Sprint;</text:p>
              </text:list-item>
              <text:list-item>
                <text:p text:style-name="P17">Foram definidos os casos de uso para o segundo Sprint. São eles: Manter Cadastro de Salas, Manter Cadastro de Atração, Manter Cadastro de Sessão, Manter Cadastro de Tipo de Ingresso. Além disso, o caso de uso Comprar Ingresso será finalizado. </text:p>
              </text:list-item>
            </text:list>
            <text:p text:style-name="P11">A próxima reunião ficou agendada para o dia 21/05/2015, quinta-feira, das 22h 30min às 23h 59min.</text:p>
            <text:p text:style-name="P11">A reunião encerrou às 20h 35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0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, ajustes </text:span></text:span><text:span text:style-name="Fonte_20_parág._20_padrão"><text:span text:style-name="T4">e</text:span></text:span><text:span text:style-name="Fonte_20_parág._20_padrão"><text:span text:style-name="T4"> fineza, contatar a equipe de projeto para os ajustes.</text:span></text:span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2 - Sprint Planning 1 - 21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23T21:57:36.44</dc:date>
    <meta:print-date>2015-03-17T19:53:00Z</meta:print-date>
    <meta:editing-cycles>7</meta:editing-cycles>
    <meta:editing-duration>PT37M10S</meta:editing-duration>
    <meta:document-statistic meta:table-count="3" meta:image-count="0" meta:object-count="0" meta:page-count="1" meta:paragraph-count="28" meta:word-count="196" meta:character-count="1212"/>
    <meta:template xlink:type="simple" xlink:actuate="onRequest" xlink:title="" xlink:href="Normal.dotm"/>
  </office:meta>
</office:document-meta>
</file>